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c6de" officeooo:paragraph-rsid="0000c6de"/>
    </style:style>
    <style:style style:name="P2" style:family="paragraph" style:parent-style-name="Standard">
      <style:text-properties officeooo:rsid="00019eec" officeooo:paragraph-rsid="00019eec"/>
    </style:style>
    <style:style style:name="P3" style:family="paragraph" style:parent-style-name="Standard">
      <style:text-properties officeooo:rsid="00021c33" officeooo:paragraph-rsid="00021c33"/>
    </style:style>
    <style:style style:name="P4" style:family="paragraph" style:parent-style-name="Standard">
      <style:text-properties officeooo:rsid="0003d48f" officeooo:paragraph-rsid="0003d48f"/>
    </style:style>
    <style:style style:name="T1" style:family="text">
      <style:text-properties officeooo:rsid="00019eec"/>
    </style:style>
    <style:style style:name="T2" style:family="text">
      <style:text-properties officeooo:rsid="00021c33"/>
    </style:style>
    <style:style style:name="T3" style:family="text">
      <style:text-properties officeooo:rsid="0003d4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21 Lab 5 </text:p>
      <text:p text:style-name="P1"/>
      <text:p text:style-name="P1">Q1. ) Long </text:p>
      <text:p text:style-name="P1"/>
      <text:p text:style-name="P1">Q2.) <text:span text:style-name="T1">In order to have this method work correctly, the length of array and the max value should be the same. </text:span></text:p>
      <text:p text:style-name="P1"/>
      <text:p text:style-name="P2">Q3.) <text:span text:style-name="T2">The return type is “long” </text:span></text:p>
      <text:p text:style-name="P2"/>
      <text:p text:style-name="P3">Q4.) The use of init(arr) is to call the array function outside of the main so you can use each value as an array. </text:p>
      <text:p text:style-name="P3"/>
      <text:p text:style-name="P3">Q5.) The return type of fib() methods is long</text:p>
      <text:p text:style-name="P3"/>
      <text:p text:style-name="P3">Q6.) The fibonacci output starts at 2 because you are trying to add up the previous two values. </text:p>
      <text:p text:style-name="P3"/>
      <text:p text:style-name="P3">Q7.) The return type of factorial methods is long. </text:p>
      <text:p text:style-name="P3"/>
      <text:p text:style-name="P3">Q8.) Factorial output starts at 2 because you are multiplying the previous 2 numbers. </text:p>
      <text:p text:style-name="P3"/>
      <text:p text:style-name="P3">Q9.) It is declared as long because the output of the calculations is longer. <text:span text:style-name="T3">If you changed the type to int, java would deem it as “not applicable.” </text:span></text:p>
      <text:p text:style-name="P3"/>
      <text:p text:style-name="P4">Q10.) No everything does not work. It does not work because the array index is out of bounds. We are calling for indexes such as “15” and “20” and those do not exist. In order to fix it we would need to delete the statements that call for indexes that are not within bound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6:50:35.333572083</meta:creation-date>
    <dc:date>2017-02-23T18:45:26.533594103</dc:date>
    <meta:editing-duration>PT4M20S</meta:editing-duration>
    <meta:editing-cycles>1</meta:editing-cycles>
    <meta:document-statistic meta:table-count="0" meta:image-count="0" meta:object-count="0" meta:page-count="1" meta:paragraph-count="11" meta:word-count="190" meta:character-count="982" meta:non-whitespace-character-count="792"/>
    <meta:generator>LibreOffice/5.1.4.2$Linux_X86_64 LibreOffice_project/10m0$Build-2</meta:generator>
  </office:meta>
</office:document-meta>
</file>